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679cm" svg:height="1.36cm" svg:x="11.321cm" svg:y="1.5cm">
          <text:p text:style-name="P1">Core</text:p>
        </draw:rect>
        <draw:rect draw:style-name="gr1" draw:text-style-name="P1" draw:layer="layout" svg:width="3.679cm" svg:height="1.36cm" svg:x="25cm" svg:y="11cm">
          <text:p text:style-name="P1">Business</text:p>
        </draw:rect>
        <draw:rect draw:style-name="gr1" draw:text-style-name="P1" draw:layer="layout" svg:width="5cm" svg:height="1.36cm" svg:x="12.5cm" svg:y="11.14cm">
          <text:p text:style-name="P1">cache</text:p>
        </draw:rect>
        <draw:rect draw:style-name="gr1" draw:text-style-name="P1" draw:layer="layout" svg:width="3.679cm" svg:height="1.36cm" svg:x="25.021cm" svg:y="15cm">
          <text:p text:style-name="P1">Chart</text:p>
        </draw:rect>
        <draw:rect draw:style-name="gr1" draw:text-style-name="P1" draw:layer="layout" svg:width="5cm" svg:height="1.36cm" svg:x="1.5cm" svg:y="16.64cm">
          <text:p text:style-name="P1">desktop</text:p>
        </draw:rect>
        <draw:rect draw:style-name="gr1" draw:text-style-name="P1" draw:layer="layout" svg:width="3.679cm" svg:height="1.36cm" svg:x="1.5cm" svg:y="9.14cm">
          <text:p text:style-name="P1">enterprise</text:p>
        </draw:rect>
        <draw:rect draw:style-name="gr1" draw:text-style-name="P1" draw:layer="layout" svg:width="3.679cm" svg:height="1.36cm" svg:x="25cm" svg:y="5.64cm">
          <text:p text:style-name="P1">IO (VFS)</text:p>
        </draw:rect>
        <draw:rect draw:style-name="gr1" draw:text-style-name="P1" draw:layer="layout" svg:width="3.679cm" svg:height="1.36cm" svg:x="7.5cm" svg:y="9.14cm">
          <text:p text:style-name="P1">mail</text:p>
        </draw:rect>
        <draw:rect draw:style-name="gr1" draw:text-style-name="P1" draw:layer="layout" svg:width="3.679cm" svg:height="1.36cm" svg:x="7.5cm" svg:y="13.14cm">
          <text:p text:style-name="P1">math</text:p>
        </draw:rect>
        <draw:rect draw:style-name="gr1" draw:text-style-name="P1" draw:layer="layout" svg:width="5cm" svg:height="1.36cm" svg:x="12.5cm" svg:y="9.14cm">
          <text:p text:style-name="P1">name-directory</text:p>
        </draw:rect>
        <draw:rect draw:style-name="gr1" draw:text-style-name="P1" draw:layer="layout" svg:width="3.679cm" svg:height="1.36cm" svg:x="25.021cm" svg:y="13cm">
          <text:p text:style-name="P1">Reports</text:p>
        </draw:rect>
        <draw:rect draw:style-name="gr1" draw:text-style-name="P1" draw:layer="layout" svg:width="3.679cm" svg:height="1.36cm" svg:x="7.5cm" svg:y="11.14cm">
          <text:p text:style-name="P1">security</text:p>
        </draw:rect>
        <draw:rect draw:style-name="gr1" draw:text-style-name="P1" draw:layer="layout" svg:width="4.679cm" svg:height="1.36cm" svg:x="17.821cm" svg:y="9.14cm">
          <text:p text:style-name="P1">storage-orm</text:p>
        </draw:rect>
        <draw:rect draw:style-name="gr1" draw:text-style-name="P1" draw:layer="layout" svg:width="4.679cm" svg:height="1.36cm" svg:x="17.821cm" svg:y="11.14cm">
          <text:p text:style-name="P1">storage-dataset</text:p>
        </draw:rect>
        <draw:rect draw:style-name="gr1" draw:text-style-name="P1" draw:layer="layout" svg:width="5cm" svg:height="1.36cm" svg:x="12.5cm" svg:y="13.14cm">
          <text:p text:style-name="P1">text-indexing</text:p>
        </draw:rect>
        <draw:rect draw:style-name="gr1" draw:text-style-name="P1" draw:layer="layout" svg:width="4.679cm" svg:height="1.36cm" svg:x="17.821cm" svg:y="13.14cm">
          <text:p text:style-name="P1">transactions</text:p>
        </draw:rect>
        <draw:rect draw:style-name="gr1" draw:text-style-name="P1" draw:layer="layout" svg:width="5.179cm" svg:height="1.36cm" svg:x="13cm" svg:y="5.3cm">
          <text:p text:style-name="P1">ui</text:p>
        </draw:rect>
        <draw:rect draw:style-name="gr1" draw:text-style-name="P1" draw:layer="layout" svg:width="5.179cm" svg:height="1.36cm" svg:x="23.5cm" svg:y="7.64cm">
          <text:p text:style-name="P1">ui-vaadin</text:p>
        </draw:rect>
        <draw:rect draw:style-name="gr1" draw:text-style-name="P1" draw:layer="layout" svg:width="5.179cm" svg:height="1.36cm" svg:x="1.5cm" svg:y="5.28cm">
          <text:p text:style-name="P1">web</text:p>
        </draw:rect>
        <draw:rect draw:style-name="gr1" draw:text-style-name="P1" draw:layer="layout" svg:width="5.179cm" svg:height="1.36cm" svg:x="1.5cm" svg:y="7.14cm">
          <text:p text:style-name="P1">web-appengine</text:p>
        </draw:rect>
        <draw:rect draw:style-name="gr1" draw:text-style-name="P1" draw:layer="layout" svg:width="5.179cm" svg:height="1.36cm" svg:x="7.5cm" svg:y="16.64cm">
          <text:p text:style-name="P1">web-client</text:p>
        </draw:rect>
        <draw:rect draw:style-name="gr1" draw:text-style-name="P1" draw:layer="layout" svg:width="5.179cm" svg:height="1.36cm" svg:x="7.5cm" svg:y="5.28cm">
          <text:p text:style-name="P1">web-server</text:p>
        </draw:rect>
        <draw:rect draw:style-name="gr1" draw:text-style-name="P1" draw:layer="layout" svg:width="3.679cm" svg:height="1.36cm" svg:x="7.5cm" svg:y="14.78cm">
          <text:p text:style-name="P1">work</text:p>
        </draw:rect>
        <draw:line draw:style-name="gr2" draw:text-style-name="P1" draw:layer="layout" svg:x1="7cm" svg:y1="4cm" svg:x2="7cm" svg:y2="19.5cm">
          <text:p/>
        </draw:line>
        <draw:frame draw:style-name="gr3" draw:layer="layout" svg:width="5cm" svg:height="1.75cm" svg:x="1.5cm" svg:y="3.5cm">
          <draw:text-box>
            <text:p>Enviroment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6T11:32:18.87</meta:creation-date>
    <meta:editing-duration>PT02H22M37S</meta:editing-duration>
    <meta:editing-cycles>5</meta:editing-cycles>
    <meta:generator>BrOffice.org/3.1$Win32 OpenOffice.org_project/310m19$Build-9420</meta:generator>
    <dc:date>2012-09-04T01:15:55.01</dc:date>
    <dc:creator>Sergio Taborda</dc:creator>
    <meta:document-statistic meta:object-count="25"/>
  </office:meta>
</office:document-meta>
</file>